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Segoe UI" svg:font-family="'Segoe UI'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0cm"/>
    </style:style>
    <style:style style:name="co2" style:family="table-column">
      <style:table-column-properties fo:break-before="auto" style:column-width="3.000cm"/>
    </style:style>
    <style:style style:name="co3" style:family="table-column">
      <style:table-column-properties fo:break-before="auto" style:column-width="4.000cm"/>
    </style:style>
    <style:style style:name="co4" style:family="table-column">
      <style:table-column-properties fo:break-before="auto" style:column-width="8.000cm"/>
    </style:style>
    <style:style style:name="ro1" style:family="table-row">
      <style:table-row-properties style:row-height="1.157cm" fo:break-before="auto" style:use-optimal-row-height="true"/>
    </style:style>
    <style:style style:name="ro2" style:family="table-row">
      <style:table-row-properties style:row-height="2.0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ot list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">
          <table:table-cell table:style-name="Heading" office:value-type="string">
            <text:p>ID</text:p>
          </table:table-cell>
          <table:table-cell table:style-name="Heading" office:value-type="string">
            <text:p>Plot section</text:p>
          </table:table-cell>
          <table:table-cell table:style-name="Heading" office:value-type="string">
            <text:p>Plot event</text:p>
          </table:table-cell>
          <table:table-cell table:style-name="Heading" office:value-type="string">
            <text:p>Plot event title</text:p>
          </table:table-cell>
          <table:table-cell table:style-name="Heading" office:value-type="string">
            <text:p>Details</text:p>
          </table:table-cell>
          <table:table-cell table:style-name="Heading" office:value-type="string">
            <text:p>Scene</text:p>
          </table:table-cell>
          <table:table-cell table:style-name="Heading" office:value-type="string">
            <text:p>Words total</text:p>
          </table:table-cell>
          <table:table-cell table:style-name="Heading" office:value-type="string">
            <text:p>N/A</text:p>
          </table:table-cell>
          <table:table-cell table:style-name="Heading" office:value-type="string">
            <text:p>N/A</text:p>
          </table:table-cell>
          <table:table-cell table:style-name="Heading" office:value-type="string">
            <text:p>N/A</text:p>
          </table:table-cell>
          <table:table-cell table:style-name="Heading" office:value-type="string">
            <text:p>N/A</text:p>
          </table:table-cell>
          <table:table-cell table:style-name="Heading" table:number-columns-repeated="1003"/>
        </table:table-row>
        <table:table-row table:style-name="ro2">
          <table:table-cell office:value-type="string">
            <text:p>ChID:33</text:p>
          </table:table-cell>
          <table:table-cell office:value-type="string">
            <text:p>Act 1</text:p>
          </table:table-cell>
          <table:table-cell office:value-type="string">
     </table:table-cell>
          <table:table-cell office:value-type="string">
     </table:table-cell>
          <table:table-cell office:value-type="string">
            <text:p>The hero and his world.</text:p>
          </table:table-cell>
          <table:table-cell office:value-type="string">
     </table:table-cell>
          <table:table-cell office:value-type="string">
     </table:table-cell>
          <table:table-cell office:value-type="string">
     </table:table-cell>
          <table:table-cell office:value-type="string">
     </table:table-cell>
          <table:table-cell office:value-type="string">
     </table:table-cell>
          <table:table-cell office:value-type="string">
     </table:table-cell>
        </table:table-row>
        <table:table-row table:style-name="ro2">
          <table:table-cell table:formula="of:=HYPERLINK(&quot;file:///C:/Users/Peter/Git/PyWriter/test/yw7/yw7%20Sample%20Project_manuscript.odt#ScID:1%7Cregion&quot;;&quot;ScID:1&quot;)" office:value-type="string" office:string-value="ScID:1">
            <text:p>ScID:1</text:p>
          </table:table-cell>
          <table:table-cell office:value-type="string">
     </table:table-cell>
          <table:table-cell office:value-type="string">
            <text:p>Exposition</text:p>
          </table:table-cell>
          <table:table-cell office:value-type="string">
            <text:p>Meet Hal, threatened by Vurdi</text:p>
          </table:table-cell>
          <table:table-cell office:value-type="string">
            <text:p>This is a note. Notice how the N icon shows up when there's a note attached to a scene.</text:p>
          </table:table-cell>
          <table:table-cell office:value-type="string">
            <text:p>1</text:p>
          </table:table-cell>
          <table:table-cell office:value-type="float" office:value="372">
            <text:p>372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yw7/yw7%20Sample%20Project_manuscript.odt#ScID:2%7Cregion&quot;;&quot;ScID:2&quot;)" office:value-type="string" office:string-value="ScID:2">
            <text:p>ScID:2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Jerling buys team. Discusses Seraph.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float" office:value="435">
            <text:p>435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yw7/yw7%20Sample%20Project_manuscript.odt#ScID:3%7Cregion&quot;;&quot;ScID:3&quot;)" office:value-type="string" office:string-value="ScID:3">
            <text:p>ScID:3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Hal takes a call from Jerling</text:p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float" office:value="520">
            <text:p>520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yw7/yw7%20Sample%20Project_manuscript.odt#ScID:4%7Cregion&quot;;&quot;ScID:4&quot;)" office:value-type="string" office:string-value="ScID:4">
            <text:p>ScID:4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Clunk arrives</text:p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float" office:value="584">
            <text:p>584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yw7/yw7%20Sample%20Project_manuscript.odt#ScID:5%7Cregion&quot;;&quot;ScID:5&quot;)" office:value-type="string" office:string-value="ScID:5">
            <text:p>ScID:5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Hal going to port control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float" office:value="756">
            <text:p>756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yw7/yw7%20Sample%20Project_manuscript.odt#ScID:6%7Cregion&quot;;&quot;ScID:6&quot;)" office:value-type="string" office:string-value="ScID:6">
            <text:p>ScID:6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Clunk checking computer for Incubots.</text:p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float" office:value="878">
            <text:p>87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yw7/yw7%20Sample%20Project_manuscript.odt#ScID:7%7Cregion&quot;;&quot;ScID:7&quot;)" office:value-type="string" office:string-value="ScID:7">
            <text:p>ScID:7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Hal talking to the Portmaster</text:p>
          </table:table-cell>
          <table:table-cell office:value-type="string">
            <text:p/>
          </table:table-cell>
          <table:table-cell office:value-type="string">
            <text:p>7</text:p>
          </table:table-cell>
          <table:table-cell office:value-type="float" office:value="964">
            <text:p>964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yw7/yw7%20Sample%20Project_manuscript.odt#ScID:8%7Cregion&quot;;&quot;ScID:8&quot;)" office:value-type="string" office:string-value="ScID:8">
            <text:p>ScID:8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Clunk takes call from Hal. Calls Jerling. Fire.</text:p>
          </table:table-cell>
          <table:table-cell office:value-type="string">
            <text:p/>
          </table:table-cell>
          <table:table-cell office:value-type="string">
            <text:p>8</text:p>
          </table:table-cell>
          <table:table-cell office:value-type="float" office:value="1035">
            <text:p>1035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yw7/yw7%20Sample%20Project_manuscript.odt#ScID:9%7Cregion&quot;;&quot;ScID:9&quot;)" office:value-type="string" office:string-value="ScID:9">
            <text:p>ScID:9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Clunk calls, the landing field is on fire. Hal tells him to sit tight.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float" office:value="1187">
            <text:p>1187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yw7/yw7%20Sample%20Project_manuscript.odt#ScID:10%7Cregion&quot;;&quot;ScID:10&quot;)" office:value-type="string" office:string-value="ScID:10">
            <text:p>ScID:10</text:p>
          </table:table-cell>
          <table:table-cell office:value-type="string">
     </table:table-cell>
          <table:table-cell office:value-type="string">
            <text:p>Pinch Point</text:p>
          </table:table-cell>
          <table:table-cell office:value-type="string">
            <text:p>Clunk fighting the fire, ends up face-down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yw7/yw7%20Sample%20Project_manuscript.odt#ScID:12%7Cregion&quot;;&quot;ScID:12&quot;)" office:value-type="string" office:string-value="ScID:12">
            <text:p>ScID:12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Hal gets to the ship and lifts off.</text:p>
          </table:table-cell>
          <table:table-cell office:value-type="string">
            <text:p/>
          </table:table-cell>
          <table:table-cell office:value-type="string">
            <text:p>11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yw7/yw7%20Sample%20Project_manuscript.odt#ScID:15%7Cregion&quot;;&quot;ScID:15&quot;)" office:value-type="string" office:string-value="ScID:15">
            <text:p>ScID:15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Hal finds Clunk on rope, falls out after him.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yw7/yw7%20Sample%20Project_manuscript.odt#ScID:17%7Cregion&quot;;&quot;ScID:17&quot;)" office:value-type="string" office:string-value="ScID:17">
            <text:p>ScID:17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Climb up rope to safety. Back in ship for hyperspace.</text:p>
          </table:table-cell>
          <table:table-cell office:value-type="string">
            <text:p/>
          </table:table-cell>
          <table:table-cell office:value-type="string">
            <text:p>13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office:value-type="string">
            <text:p>ChID:35</text:p>
          </table:table-cell>
          <table:table-cell office:value-type="string">
            <text:p>Act 2</text:p>
          </table:table-cell>
          <table:table-cell office:value-type="string">
     </table:table-cell>
          <table:table-cell office:value-type="string">
     </table:table-cell>
          <table:table-cell office:value-type="string">
            <text:p>Action!</text:p>
          </table:table-cell>
          <table:table-cell office:value-type="string">
     </table:table-cell>
          <table:table-cell office:value-type="string">
     </table:table-cell>
          <table:table-cell office:value-type="string">
     </table:table-cell>
          <table:table-cell office:value-type="string">
     </table:table-cell>
          <table:table-cell office:value-type="string">
     </table:table-cell>
          <table:table-cell office:value-type="string">
     </table:table-cell>
        </table:table-row>
        <table:table-row table:style-name="ro2">
          <table:table-cell table:formula="of:=HYPERLINK(&quot;file:///C:/Users/Peter/Git/PyWriter/test/yw7/yw7%20Sample%20Project_manuscript.odt#ScID:19%7Cregion&quot;;&quot;ScID:19&quot;)" office:value-type="string" office:string-value="ScID:19">
            <text:p>ScID:19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In his office. Gordon OKs the deal</text:p>
          </table:table-cell>
          <table:table-cell office:value-type="string">
            <text:p/>
          </table:table-cell>
          <table:table-cell office:value-type="string">
            <text:p>14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yw7/yw7%20Sample%20Project_manuscript.odt#ScID:22%7Cregion&quot;;&quot;ScID:22&quot;)" office:value-type="string" office:string-value="ScID:22">
            <text:p>ScID:22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Exits the ship to meet Bevan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yw7/yw7%20Sample%20Project_manuscript.odt#ScID:25%7Cregion&quot;;&quot;ScID:25&quot;)" office:value-type="string" office:string-value="ScID:25">
            <text:p>ScID:25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Getting food out. Frozen puddings.</text:p>
          </table:table-cell>
          <table:table-cell office:value-type="string">
            <text:p/>
          </table:table-cell>
          <table:table-cell office:value-type="string">
            <text:p>16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yw7/yw7%20Sample%20Project_manuscript.odt#ScID:27%7Cregion&quot;;&quot;ScID:27&quot;)" office:value-type="string" office:string-value="ScID:27">
            <text:p>ScID:27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Says goodbye to Clunk</text:p>
          </table:table-cell>
          <table:table-cell office:value-type="string">
            <text:p/>
          </table:table-cell>
          <table:table-cell office:value-type="string">
            <text:p>17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yw7/yw7%20Sample%20Project_manuscript.odt#ScID:29%7Cregion&quot;;&quot;ScID:29&quot;)" office:value-type="string" office:string-value="ScID:29">
            <text:p>ScID:29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Hal depressed. No escape from here.</text:p>
          </table:table-cell>
          <table:table-cell office:value-type="string">
            <text:p/>
          </table:table-cell>
          <table:table-cell office:value-type="string">
            <text:p>18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yw7/yw7%20Sample%20Project_manuscript.odt#ScID:31%7Cregion&quot;;&quot;ScID:31&quot;)" office:value-type="string" office:string-value="ScID:31">
            <text:p>ScID:31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Lighten the ship. Preparing for liftoff.</text:p>
          </table:table-cell>
          <table:table-cell office:value-type="string">
            <text:p/>
          </table:table-cell>
          <table:table-cell office:value-type="string">
            <text:p>19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yw7/yw7%20Sample%20Project_manuscript.odt#ScID:34%7Cregion&quot;;&quot;ScID:34&quot;)" office:value-type="string" office:string-value="ScID:34">
            <text:p>ScID:34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Karl and Terry awaiting Hal. They take a call from their spy, intercept is at the orbiter.</text:p>
          </table:table-cell>
          <table:table-cell office:value-type="string">
            <text:p/>
          </table:table-cell>
          <table:table-cell office:value-type="string">
            <text:p>20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yw7/yw7%20Sample%20Project_manuscript.odt#ScID:38%7Cregion&quot;;&quot;ScID:38&quot;)" office:value-type="string" office:string-value="ScID:38">
            <text:p>ScID:38</text:p>
          </table:table-cell>
          <table:table-cell office:value-type="string">
     </table:table-cell>
          <table:table-cell office:value-type="string">
            <text:p>Plot Point</text:p>
          </table:table-cell>
          <table:table-cell office:value-type="string">
            <text:p>Karl waiting impatiently</text:p>
          </table:table-cell>
          <table:table-cell office:value-type="string">
            <text:p/>
          </table:table-cell>
          <table:table-cell office:value-type="string">
            <text:p>21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yw7/yw7%20Sample%20Project_manuscript.odt#ScID:40%7Cregion&quot;;&quot;ScID:40&quot;)" office:value-type="string" office:string-value="ScID:40">
            <text:p>ScID:40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Karl and Terry confused about 'Chunk'</text:p>
          </table:table-cell>
          <table:table-cell office:value-type="string">
            <text:p/>
          </table:table-cell>
          <table:table-cell office:value-type="string">
            <text:p>22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yw7/yw7%20Sample%20Project_manuscript.odt#ScID:43%7Cregion&quot;;&quot;ScID:43&quot;)" office:value-type="string" office:string-value="ScID:43">
            <text:p>ScID:43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Clunk slips out the back.</text:p>
          </table:table-cell>
          <table:table-cell office:value-type="string">
            <text:p/>
          </table:table-cell>
          <table:table-cell office:value-type="string">
            <text:p>23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yw7/yw7%20Sample%20Project_manuscript.odt#ScID:45%7Cregion&quot;;&quot;ScID:45&quot;)" office:value-type="string" office:string-value="ScID:45">
            <text:p>ScID:45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Karl and Terry waiting.</text:p>
          </table:table-cell>
          <table:table-cell office:value-type="string">
            <text:p/>
          </table:table-cell>
          <table:table-cell office:value-type="string">
            <text:p>24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yw7/yw7%20Sample%20Project_manuscript.odt#ScID:47%7Cregion&quot;;&quot;ScID:47&quot;)" office:value-type="string" office:string-value="ScID:47">
            <text:p>ScID:47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Clunk in orbit</text:p>
          </table:table-cell>
          <table:table-cell office:value-type="string">
            <text:p/>
          </table:table-cell>
          <table:table-cell office:value-type="string">
            <text:p>25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yw7/yw7%20Sample%20Project_manuscript.odt#ScID:49%7Cregion&quot;;&quot;ScID:49&quot;)" office:value-type="string" office:string-value="ScID:49">
            <text:p>ScID:49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Clunk uses cylinder</text:p>
          </table:table-cell>
          <table:table-cell office:value-type="string">
            <text:p/>
          </table:table-cell>
          <table:table-cell office:value-type="string">
            <text:p>26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yw7/yw7%20Sample%20Project_manuscript.odt#ScID:51%7Cregion&quot;;&quot;ScID:51&quot;)" office:value-type="string" office:string-value="ScID:51">
            <text:p>ScID:51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Terry places the 'bomb'</text:p>
          </table:table-cell>
          <table:table-cell office:value-type="string">
            <text:p/>
          </table:table-cell>
          <table:table-cell office:value-type="string">
            <text:p>27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yw7/yw7%20Sample%20Project_manuscript.odt#ScID:53%7Cregion&quot;;&quot;ScID:53&quot;)" office:value-type="string" office:string-value="ScID:53">
            <text:p>ScID:53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Hal buys food</text:p>
          </table:table-cell>
          <table:table-cell office:value-type="string">
            <text:p/>
          </table:table-cell>
          <table:table-cell office:value-type="string">
            <text:p>28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yw7/yw7%20Sample%20Project_manuscript.odt#ScID:55%7Cregion&quot;;&quot;ScID:55&quot;)" office:value-type="string" office:string-value="ScID:55">
            <text:p>ScID:55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Karl leaves a note, takes Clunk.</text:p>
          </table:table-cell>
          <table:table-cell office:value-type="string">
            <text:p/>
          </table:table-cell>
          <table:table-cell office:value-type="string">
            <text:p>29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yw7/yw7%20Sample%20Project_manuscript.odt#ScID:57%7Cregion&quot;;&quot;ScID:57&quot;)" office:value-type="string" office:string-value="ScID:57">
            <text:p>ScID:57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Hal about to hyperspace.</text:p>
          </table:table-cell>
          <table:table-cell office:value-type="string">
            <text:p/>
          </table:table-cell>
          <table:table-cell office:value-type="string">
            <text:p>30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yw7/yw7%20Sample%20Project_manuscript.odt#ScID:60%7Cregion&quot;;&quot;ScID:60&quot;)" office:value-type="string" office:string-value="ScID:60">
            <text:p>ScID:60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Hal gets real Jerling's call. Has to get cargo and robot back.</text:p>
          </table:table-cell>
          <table:table-cell office:value-type="string">
            <text:p/>
          </table:table-cell>
          <table:table-cell office:value-type="string">
            <text:p>31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yw7/yw7%20Sample%20Project_manuscript.odt#ScID:62%7Cregion&quot;;&quot;ScID:62&quot;)" office:value-type="string" office:string-value="ScID:62">
            <text:p>ScID:62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Hal sets course for Forg.</text:p>
          </table:table-cell>
          <table:table-cell office:value-type="string">
            <text:p/>
          </table:table-cell>
          <table:table-cell office:value-type="string">
            <text:p>32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yw7/yw7%20Sample%20Project_manuscript.odt#ScID:64%7Cregion&quot;;&quot;ScID:64&quot;)" office:value-type="string" office:string-value="ScID:64">
            <text:p>ScID:64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Land on Forg, in rubbish.</text:p>
          </table:table-cell>
          <table:table-cell office:value-type="string">
            <text:p/>
          </table:table-cell>
          <table:table-cell office:value-type="string">
            <text:p>33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yw7/yw7%20Sample%20Project_manuscript.odt#ScID:66%7Cregion&quot;;&quot;ScID:66&quot;)" office:value-type="string" office:string-value="ScID:66">
            <text:p>ScID:66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Hal rents a car in Jerling's name and heads towards Forgberg and the Casino.</text:p>
          </table:table-cell>
          <table:table-cell office:value-type="string">
            <text:p/>
          </table:table-cell>
          <table:table-cell office:value-type="string">
            <text:p>34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yw7/yw7%20Sample%20Project_manuscript.odt#ScID:68%7Cregion&quot;;&quot;ScID:68&quot;)" office:value-type="string" office:string-value="ScID:68">
            <text:p>ScID:68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Hal after almost running Clunk down. Picks him up.</text:p>
          </table:table-cell>
          <table:table-cell office:value-type="string">
            <text:p/>
          </table:table-cell>
          <table:table-cell office:value-type="string">
            <text:p>35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yw7/yw7%20Sample%20Project_manuscript.odt#ScID:71%7Cregion&quot;;&quot;ScID:71&quot;)" office:value-type="string" office:string-value="ScID:71">
            <text:p>ScID:71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Find car, go to find clothes.</text:p>
          </table:table-cell>
          <table:table-cell office:value-type="string">
            <text:p/>
          </table:table-cell>
          <table:table-cell office:value-type="string">
            <text:p>36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yw7/yw7%20Sample%20Project_manuscript.odt#ScID:74%7Cregion&quot;;&quot;ScID:74&quot;)" office:value-type="string" office:string-value="ScID:74">
            <text:p>ScID:74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Hal sells Clunk</text:p>
          </table:table-cell>
          <table:table-cell office:value-type="string">
            <text:p/>
          </table:table-cell>
          <table:table-cell office:value-type="string">
            <text:p>37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yw7/yw7%20Sample%20Project_manuscript.odt#ScID:77%7Cregion&quot;;&quot;ScID:77&quot;)" office:value-type="string" office:string-value="ScID:77">
            <text:p>ScID:77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Hal annoyed at Clunk for buying only the best.</text:p>
          </table:table-cell>
          <table:table-cell office:value-type="string">
            <text:p/>
          </table:table-cell>
          <table:table-cell office:value-type="string">
            <text:p>38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yw7/yw7%20Sample%20Project_manuscript.odt#ScID:79%7Cregion&quot;;&quot;ScID:79&quot;)" office:value-type="string" office:string-value="ScID:79">
            <text:p>ScID:79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Clunk gambling. Fight with human couple.</text:p>
          </table:table-cell>
          <table:table-cell office:value-type="string">
            <text:p/>
          </table:table-cell>
          <table:table-cell office:value-type="string">
            <text:p>39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yw7/yw7%20Sample%20Project_manuscript.odt#ScID:81%7Cregion&quot;;&quot;ScID:81&quot;)" office:value-type="string" office:string-value="ScID:81">
            <text:p>ScID:81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Sitting on the steps, battered and bruised. Limo arrives for Karl.</text:p>
          </table:table-cell>
          <table:table-cell office:value-type="string">
            <text:p/>
          </table:table-cell>
          <table:table-cell office:value-type="string">
            <text:p>40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office:value-type="string">
            <text:p>ChID:36</text:p>
          </table:table-cell>
          <table:table-cell office:value-type="string">
            <text:p>Act 3</text:p>
          </table:table-cell>
          <table:table-cell office:value-type="string">
     </table:table-cell>
          <table:table-cell office:value-type="string">
     </table:table-cell>
          <table:table-cell office:value-type="string">
            <text:p>Solution.</text:p>
          </table:table-cell>
          <table:table-cell office:value-type="string">
     </table:table-cell>
          <table:table-cell office:value-type="string">
     </table:table-cell>
          <table:table-cell office:value-type="string">
     </table:table-cell>
          <table:table-cell office:value-type="string">
     </table:table-cell>
          <table:table-cell office:value-type="string">
     </table:table-cell>
          <table:table-cell office:value-type="string">
     </table:table-cell>
        </table:table-row>
        <table:table-row table:style-name="ro2">
          <table:table-cell table:formula="of:=HYPERLINK(&quot;file:///C:/Users/Peter/Git/PyWriter/test/yw7/yw7%20Sample%20Project_manuscript.odt#ScID:84%7Cregion&quot;;&quot;ScID:84&quot;)" office:value-type="string" office:string-value="ScID:84">
            <text:p>ScID:84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Clunk travelling on the back of Karl's limo</text:p>
          </table:table-cell>
          <table:table-cell office:value-type="string">
            <text:p/>
          </table:table-cell>
          <table:table-cell office:value-type="string">
            <text:p>41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yw7/yw7%20Sample%20Project_manuscript.odt#ScID:86%7Cregion&quot;;&quot;ScID:86&quot;)" office:value-type="string" office:string-value="ScID:86">
            <text:p>ScID:86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Clunk sees Hal catching up again. Limo stops.</text:p>
          </table:table-cell>
          <table:table-cell office:value-type="string">
            <text:p/>
          </table:table-cell>
          <table:table-cell office:value-type="string">
            <text:p>42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yw7/yw7%20Sample%20Project_manuscript.odt#ScID:89%7Cregion&quot;;&quot;ScID:89&quot;)" office:value-type="string" office:string-value="ScID:89">
            <text:p>ScID:89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Clunk uploads the Navcom into the ship.</text:p>
          </table:table-cell>
          <table:table-cell office:value-type="string">
            <text:p/>
          </table:table-cell>
          <table:table-cell office:value-type="string">
            <text:p>43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yw7/yw7%20Sample%20Project_manuscript.odt#ScID:92%7Cregion&quot;;&quot;ScID:92&quot;)" office:value-type="string" office:string-value="ScID:92">
            <text:p>ScID:92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The shop robots want Clunk to escape with them. Mention Hal's capture.</text:p>
          </table:table-cell>
          <table:table-cell office:value-type="string">
            <text:p/>
          </table:table-cell>
          <table:table-cell office:value-type="string">
            <text:p>44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yw7/yw7%20Sample%20Project_manuscript.odt#ScID:94%7Cregion&quot;;&quot;ScID:94&quot;)" office:value-type="string" office:string-value="ScID:94">
            <text:p>ScID:94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Clunk steals armoured car, drives it into the house.</text:p>
          </table:table-cell>
          <table:table-cell office:value-type="string">
            <text:p/>
          </table:table-cell>
          <table:table-cell office:value-type="string">
            <text:p>45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yw7/yw7%20Sample%20Project_manuscript.odt#ScID:96%7Cregion&quot;;&quot;ScID:96&quot;)" office:value-type="string" office:string-value="ScID:96">
            <text:p>ScID:96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Karl and Terry take the limo</text:p>
          </table:table-cell>
          <table:table-cell office:value-type="string">
            <text:p/>
          </table:table-cell>
          <table:table-cell office:value-type="string">
            <text:p>46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yw7/yw7%20Sample%20Project_manuscript.odt#ScID:98%7Cregion&quot;;&quot;ScID:98&quot;)" office:value-type="string" office:string-value="ScID:98">
            <text:p>ScID:98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Karl and Terry overtake and head for Spaceport. Looking for Volante.</text:p>
          </table:table-cell>
          <table:table-cell office:value-type="string">
            <text:p/>
          </table:table-cell>
          <table:table-cell office:value-type="string">
            <text:p>47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yw7/yw7%20Sample%20Project_manuscript.odt#ScID:101%7Cregion&quot;;&quot;ScID:101&quot;)" office:value-type="string" office:string-value="ScID:101">
            <text:p>ScID:101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Hal and Clunk fleeing in Gull</text:p>
          </table:table-cell>
          <table:table-cell office:value-type="string">
            <text:p/>
          </table:table-cell>
          <table:table-cell office:value-type="string">
            <text:p>48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yw7/yw7%20Sample%20Project_manuscript.odt#ScID:103%7Cregion&quot;;&quot;ScID:103&quot;)" office:value-type="string" office:string-value="ScID:103">
            <text:p>ScID:103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Clunk wants to throw stuff at the flyer</text:p>
          </table:table-cell>
          <table:table-cell office:value-type="string">
            <text:p/>
          </table:table-cell>
          <table:table-cell office:value-type="string">
            <text:p>49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yw7/yw7%20Sample%20Project_manuscript.odt#ScID:105%7Cregion&quot;;&quot;ScID:105&quot;)" office:value-type="string" office:string-value="ScID:105">
            <text:p>ScID:105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Hal fetches the puddings.</text:p>
          </table:table-cell>
          <table:table-cell office:value-type="string">
            <text:p/>
          </table:table-cell>
          <table:table-cell office:value-type="string">
            <text:p>50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yw7/yw7%20Sample%20Project_manuscript.odt#ScID:108%7Cregion&quot;;&quot;ScID:108&quot;)" office:value-type="string" office:string-value="ScID:108">
            <text:p>ScID:108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Hal yells at Jerling, then cargo arrives on truck.</text:p>
          </table:table-cell>
          <table:table-cell office:value-type="string">
            <text:p/>
          </table:table-cell>
          <table:table-cell office:value-type="string">
            <text:p>51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yw7/yw7%20Sample%20Project_manuscript.odt#ScID:110%7Cregion&quot;;&quot;ScID:110&quot;)" office:value-type="string" office:string-value="ScID:110">
            <text:p>ScID:110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Clunk outside, depressed.</text:p>
          </table:table-cell>
          <table:table-cell office:value-type="string">
            <text:p/>
          </table:table-cell>
          <table:table-cell office:value-type="string">
            <text:p>52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yw7/yw7%20Sample%20Project_manuscript.odt#ScID:112%7Cregion&quot;;&quot;ScID:112&quot;)" office:value-type="string" office:string-value="ScID:112">
            <text:p>ScID:112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Karl bursts in, armed.</text:p>
          </table:table-cell>
          <table:table-cell office:value-type="string">
            <text:p/>
          </table:table-cell>
          <table:table-cell office:value-type="string">
            <text:p>53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yw7/yw7%20Sample%20Project_manuscript.odt#ScID:114%7Cregion&quot;;&quot;ScID:114&quot;)" office:value-type="string" office:string-value="ScID:114">
            <text:p>ScID:114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Terry ties Hal in hold, leaves back doors open.</text:p>
          </table:table-cell>
          <table:table-cell office:value-type="string">
            <text:p/>
          </table:table-cell>
          <table:table-cell office:value-type="string">
            <text:p>54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yw7/yw7%20Sample%20Project_manuscript.odt#ScID:116%7Cregion&quot;;&quot;ScID:116&quot;)" office:value-type="string" office:string-value="ScID:116">
            <text:p>ScID:116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Hal dodges Brutus, escapes the hold.</text:p>
          </table:table-cell>
          <table:table-cell office:value-type="string">
            <text:p/>
          </table:table-cell>
          <table:table-cell office:value-type="string">
            <text:p>55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yw7/yw7%20Sample%20Project_manuscript.odt#ScID:119%7Cregion&quot;;&quot;ScID:119&quot;)" office:value-type="string" office:string-value="ScID:119">
            <text:p>ScID:119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Black Gull hyperspaces to oblivion</text:p>
          </table:table-cell>
          <table:table-cell office:value-type="string">
            <text:p/>
          </table:table-cell>
          <table:table-cell office:value-type="string">
            <text:p>56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Segoe UI" svg:font-family="'Segoe UI'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text-align-source="fix" style:repeat-content="false" fo:background-color="transparent" fo:wrap-option="wrap" fo:padding="0.136cm" style:vertical-align="top"/>
      <style:paragraph-properties fo:text-align="start"/>
      <style:text-properties style:font-name="Segoe UI"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fo:background-color="#cfe7f5" style:text-align-source="fix" style:repeat-content="false"/>
      <style:paragraph-properties fo:text-align="start"/>
      <style:text-properties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5">15.03.2021</text:date>, <text:time>15:34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yWriter</meta:generator>
    <dc:title>Hal Spacejock book one - Sample yWriter Project</dc:title>
    <dc:description><![CDATA[An incompetent, accident-prone pilot is given one last chance to save his ship. An ageing robot is trusted with a midnight landing in a deserted field. And a desperate businessman is prepared to sacrifice both of them to get what he wants...

Combining relentless action with non-stop laughs, Hal Spacejock explodes onto the science fiction scene with the subtlety of a meteor strike and the hushed reverence of a used car salesman.]]></dc:description>
    <dc:subject/>
    <meta:keyword/>
    <meta:initial-creator>Simon Haynes</meta:initial-creator>
    <dc:creator/>
    <meta:creation-date>2021-03-16T17:25:35Z</meta:creation-date>
    <dc:date/>
  </office:meta>
</office:document-meta>
</file>